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5b3e" officeooo:paragraph-rsid="001d5b3e"/>
    </style:style>
    <style:style style:name="P2" style:family="paragraph" style:parent-style-name="Preformatted_20_Text">
      <style:text-properties officeooo:rsid="001d5b3e" officeooo:paragraph-rsid="00426678"/>
    </style:style>
    <style:style style:name="P3" style:family="paragraph" style:parent-style-name="Preformatted_20_Text">
      <style:text-properties officeooo:rsid="001d5b3e" officeooo:paragraph-rsid="0020afd7"/>
    </style:style>
    <style:style style:name="P4" style:family="paragraph" style:parent-style-name="Preformatted_20_Text">
      <style:text-properties officeooo:rsid="0020afd7" officeooo:paragraph-rsid="0020afd7"/>
    </style:style>
    <style:style style:name="P5" style:family="paragraph" style:parent-style-name="Preformatted_20_Text">
      <style:text-properties officeooo:rsid="00294cd6" officeooo:paragraph-rsid="00305977"/>
    </style:style>
    <style:style style:name="P6" style:family="paragraph" style:parent-style-name="Preformatted_20_Text">
      <style:text-properties officeooo:rsid="002dd8d5" officeooo:paragraph-rsid="002dd8d5"/>
    </style:style>
    <style:style style:name="P7" style:family="paragraph" style:parent-style-name="Preformatted_20_Text">
      <style:text-properties officeooo:rsid="002f27a8" officeooo:paragraph-rsid="00294cd6"/>
    </style:style>
    <style:style style:name="P8" style:family="paragraph" style:parent-style-name="Preformatted_20_Text">
      <style:text-properties fo:font-weight="bold" officeooo:rsid="0031fe0a" officeooo:paragraph-rsid="0031fe0a" style:font-weight-asian="bold" style:font-weight-complex="bold"/>
    </style:style>
    <style:style style:name="P9" style:family="paragraph" style:parent-style-name="Preformatted_20_Text">
      <style:text-properties fo:font-weight="bold" officeooo:rsid="001d5b3e" officeooo:paragraph-rsid="0020afd7" style:font-weight-asian="bold" style:font-weight-complex="bold"/>
    </style:style>
    <style:style style:name="P10" style:family="paragraph" style:parent-style-name="Preformatted_20_Text">
      <style:text-properties officeooo:rsid="00343ff4" officeooo:paragraph-rsid="00343ff4"/>
    </style:style>
    <style:style style:name="P11" style:family="paragraph" style:parent-style-name="Preformatted_20_Text">
      <style:text-properties officeooo:rsid="00343ff4" officeooo:paragraph-rsid="002dd8d5"/>
    </style:style>
    <style:style style:name="P12" style:family="paragraph" style:parent-style-name="Preformatted_20_Text">
      <style:text-properties fo:font-weight="normal" officeooo:rsid="0031fe0a" officeooo:paragraph-rsid="0031fe0a" style:font-weight-asian="normal" style:font-weight-complex="normal"/>
    </style:style>
    <style:style style:name="P13" style:family="paragraph" style:parent-style-name="Preformatted_20_Text">
      <style:text-properties officeooo:rsid="0038b36b" officeooo:paragraph-rsid="0038b36b"/>
    </style:style>
    <style:style style:name="P14" style:family="paragraph" style:parent-style-name="Preformatted_20_Text">
      <style:text-properties officeooo:rsid="0049786f" officeooo:paragraph-rsid="0049786f"/>
    </style:style>
    <style:style style:name="P15" style:family="paragraph" style:parent-style-name="Preformatted_20_Text">
      <style:text-properties officeooo:rsid="0040c73e" officeooo:paragraph-rsid="00426678"/>
    </style:style>
    <style:style style:name="P16" style:family="paragraph" style:parent-style-name="Preformatted_20_Text">
      <style:text-properties officeooo:rsid="00473369" officeooo:paragraph-rsid="00547604"/>
    </style:style>
    <style:style style:name="T1" style:family="text">
      <style:text-properties officeooo:rsid="001e5f6b"/>
    </style:style>
    <style:style style:name="T2" style:family="text">
      <style:text-properties officeooo:rsid="001f338d"/>
    </style:style>
    <style:style style:name="T3" style:family="text">
      <style:text-properties officeooo:rsid="00219b8f"/>
    </style:style>
    <style:style style:name="T4" style:family="text">
      <style:text-properties officeooo:rsid="00223e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05977" style:font-weight-asian="bold" style:font-weight-complex="bold"/>
    </style:style>
    <style:style style:name="T7" style:family="text">
      <style:text-properties officeooo:rsid="002632f2"/>
    </style:style>
    <style:style style:name="T8" style:family="text">
      <style:text-properties officeooo:rsid="00281863"/>
    </style:style>
    <style:style style:name="T9" style:family="text">
      <style:text-properties officeooo:rsid="002d1522"/>
    </style:style>
    <style:style style:name="T10" style:family="text">
      <style:text-properties officeooo:rsid="002eafa4"/>
    </style:style>
    <style:style style:name="T11" style:family="text">
      <style:text-properties officeooo:rsid="0030597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25377" style:font-weight-asian="normal" style:font-weight-complex="normal"/>
    </style:style>
    <style:style style:name="T14" style:family="text">
      <style:text-properties fo:font-weight="normal" officeooo:rsid="003f2985" style:font-weight-asian="normal" style:font-weight-complex="normal"/>
    </style:style>
    <style:style style:name="T15" style:family="text">
      <style:text-properties officeooo:rsid="003254f9"/>
    </style:style>
    <style:style style:name="T16" style:family="text">
      <style:text-properties officeooo:rsid="003269a5"/>
    </style:style>
    <style:style style:name="T17" style:family="text">
      <style:text-properties officeooo:rsid="0039e316"/>
    </style:style>
    <style:style style:name="T18" style:family="text">
      <style:text-properties officeooo:rsid="0040c73e"/>
    </style:style>
    <style:style style:name="T19" style:family="text">
      <style:text-properties officeooo:rsid="00432ab8"/>
    </style:style>
    <style:style style:name="T20" style:family="text">
      <style:text-properties officeooo:rsid="0048064f"/>
    </style:style>
    <style:style style:name="T21" style:family="text">
      <style:text-properties officeooo:rsid="0049ea5d"/>
    </style:style>
    <style:style style:name="T22" style:family="text">
      <style:text-properties officeooo:rsid="004ac41b"/>
    </style:style>
    <style:style style:name="T23" style:family="text">
      <style:text-properties officeooo:rsid="004d1f1a"/>
    </style:style>
    <style:style style:name="T24" style:family="text">
      <style:text-properties officeooo:rsid="0050f130"/>
    </style:style>
    <style:style style:name="T25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GUI</text:span> – 50%</text:p>
      <text:p text:style-name="P1">- gui layout</text:p>
      <text:p text:style-name="P1">- OnGU<text:span text:style-name="T7">I </text:span>for all objects <text:span text:style-name="T4">(noticable because of trees)</text:span></text:p>
      <text:p text:style-name="P1"/>
      <text:p text:style-name="P14">solution :</text:p>
      <text:p text:style-name="P14">- all objects should have separate script for drawing gui, <text:span text:style-name="T21">whose functions</text:span> will be called from game manager</text:p>
      <text:p text:style-name="P1"/>
      <text:p text:style-name="P1"/>
      <text:p text:style-name="P1"><text:span text:style-name="T5">Behaviours</text:span> – 50%</text:p>
      <text:p text:style-name="P1">- <text:span text:style-name="T18">ObjectOnMap.Update()</text:span></text:p>
      <text:p text:style-name="P1">- MilitaryUnit.Update()</text:p>
      <text:p text:style-name="P1">- Building.Update<text:span text:style-name="T8">()</text:span></text:p>
      <text:p text:style-name="P1"/>
      <text:p text:style-name="P15">ObjectOnMap.Update() uses much time because there are many calls to it <text:span text:style-name="T24">(around 7 ms for 530 trees, or 12 ms for 900 trees)</text:span></text:p>
      <text:p text:style-name="P15"/>
      <text:p text:style-name="P16">Why resources need to be ObjectOnMap ? <text:span text:style-name="T22">(it does unnecessary computing in Update function)</text:span> - <text:span text:style-name="T20">to be selected, to draw gui – use separate class Selectable for handling selection, and for gui see the solution in gui section</text:span></text:p>
      <text:p text:style-name="P2"/>
      <text:p text:style-name="P9"><text:span text:style-name="T19">other cause is</text:span> se<text:span text:style-name="T1">ar</text:span>ching for all objects <text:span text:style-name="T2">to find which ones are in range of attack (11 ms for 165 units and buildings)</text:span></text:p>
      <text:p text:style-name="P3"/>
      <text:p text:style-name="P4">solutions <text:span text:style-name="T23">for scanning enemy objects </text:span>:</text:p>
      <text:p text:style-name="P4">- don’t use FindObjectsOfType()</text:p>
      <text:p text:style-name="P4">- <text:span text:style-name="T25">move this code to coroutine</text:span></text:p>
      <text:p text:style-name="P1">- <text:span text:style-name="T3">partition the world in smaller pieces and only check particular pieces</text:span></text:p>
      <text:p text:style-name="P1">- <text:span text:style-name="T3">notify objects when position of unit is changed</text:span></text:p>
      <text:p text:style-name="P1"/>
      <text:p text:style-name="P5"><text:span text:style-name="T5">AI</text:span> – </text:p>
      <text:p text:style-name="P5"/>
      <text:p text:style-name="P5"><text:span text:style-name="T6">Gathering</text:span><text:span text:style-name="T11"> : </text:span>takes around <text:span text:style-name="T10">170</text:span> ms for 500 trees and 70 objects, <text:span text:style-name="T9">or 60 ms for 500 trees and 20 objects → 10000 iterations for 60 ms → 160000 iterations per second</text:span></text:p>
      <text:p text:style-name="P7"/>
      <text:p text:style-name="P6"><text:span text:style-name="T15">cause : </text:span>GetResourceCoeficients() →<text:span text:style-name="T16"> get resource availability factor → find best resource for gathering directly → iteration O(r*o)</text:span></text:p>
      <text:p text:style-name="P11"/>
      <text:p text:style-name="P10">solution : do it in a coroutine</text:p>
      <text:p text:style-name="P10"/>
      <text:p text:style-name="P13">when done in a coroutine : <text:span text:style-name="T17">pausing after every 0.1*r*o iterations → gives a total of around 2.5 (depends on fps) seconds and doesn’t lag at all :D – still, use custom profiler to measure time by specific parts of code (like constructing a list of all objects – it can be optimized)</text:span></text:p>
      <text:p text:style-name="P6"/>
      <text:p text:style-name="P8">Building placement <text:span text:style-name="T12">– can take up to 300 ms </text:span><text:span text:style-name="T13">(fort) - </text:span><text:span text:style-name="T14">fixed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23:29:17.775826178</dc:date>
    <meta:editing-duration>PT21H20M12S</meta:editing-duration>
    <meta:editing-cycles>6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82" meta:character-count="1611" meta:non-whitespace-character-count="1344"/>
  </office:meta>
</office:document-meta>
</file>